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8f25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text-properties style:text-line-through-style="none" style:text-line-through-type="none" officeooo:paragraph-rsid="00116df3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9">
      <style:text-properties style:text-line-through-style="none" style:text-line-through-type="none" style:font-name="DejaVu Sans Condensed" fo:font-size="12pt" officeooo:rsid="0035662e" officeooo:paragraph-rsid="0035662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7a0f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text-properties style:text-line-through-style="none" style:text-line-through-type="none" officeooo:paragraph-rsid="00250091"/>
    </style:style>
    <style:style style:name="P20" style:family="paragraph" style:parent-style-name="Standard" style:list-style-name="L8">
      <style:text-properties style:text-line-through-style="none" style:text-line-through-type="none" officeooo:paragraph-rsid="00250091"/>
    </style:style>
    <style:style style:name="P21" style:family="paragraph" style:parent-style-name="Standard" style:list-style-name="L9">
      <style:text-properties style:text-line-through-style="none" style:text-line-through-type="none" officeooo:paragraph-rsid="0035662e"/>
    </style:style>
    <style:style style:name="P22" style:family="paragraph" style:parent-style-name="Standard" style:list-style-name="L10">
      <style:text-properties style:text-line-through-style="none" style:text-line-through-type="none" officeooo:paragraph-rsid="002b1e61"/>
    </style:style>
    <style:style style:name="P23" style:family="paragraph" style:parent-style-name="Standard" style:list-style-name="L12">
      <style:text-properties style:text-line-through-style="none" style:text-line-through-type="none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officeooo:rsid="003217ba" style:font-size-asian="12pt" style:font-size-complex="12pt"/>
    </style:style>
    <style:style style:name="T14" style:family="text">
      <style:text-properties style:font-name="DejaVu Sans Condensed" fo:font-size="12pt" officeooo:rsid="0035662e" style:font-size-asian="12pt" style:font-size-complex="12pt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7" style:family="text">
      <style:text-properties officeooo:rsid="001e796a"/>
    </style:style>
    <style:style style:name="T18" style:family="text">
      <style:text-properties officeooo:rsid="001f81ba"/>
    </style:style>
    <style:style style:name="T19" style:family="text">
      <style:text-properties officeooo:rsid="002475c8"/>
    </style:style>
    <style:style style:name="T20" style:family="text">
      <style:text-properties officeooo:rsid="0028f253"/>
    </style:style>
    <style:style style:name="T21" style:family="text">
      <style:text-properties officeooo:rsid="0035662e"/>
    </style:style>
    <style:style style:name="T22" style:family="text">
      <style:text-properties officeooo:rsid="00374756"/>
    </style:style>
    <style:style style:name="T23" style:family="text">
      <style:text-properties officeooo:rsid="0037a67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6"><text:span text:style-name="T22">1</text:span><text:span text:style-name="T23">0</text:span><text:span text:style-name="T18">3 - </text:span><text:span text:style-name="T22">Controls</text:span><text:span text:style-name="T17"> - </text:span>Throttle <text:span text:style-name="T1">Base</text:span></text:p>
      <text:p text:style-name="P18">U=Up, D=Down, F=Forward, B=Backward, L=Left, R=Right, P=Press, S-*=Shift-<text:span text:style-name="T3">*</text:span>, L-*=Long-<text:span text:style-name="T3">*</text:span></text:p>
      <text:p text:style-name="P17"/>
      <text:p text:style-name="P2">Mode selector</text:p>
      <text:list xml:id="list2487670896" text:style-name="L1">
        <text:list-item>
          <text:p text:style-name="P6">Turn: --</text:p>
        </text:list-item>
      </text:list>
      <text:p text:style-name="P1">Flaps lever</text:p>
      <text:list xml:id="list264910519"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xml:id="list3593070649" text:style-name="L3">
        <text:list-item>
          <text:p text:style-name="P8">F: --</text:p>
        </text:list-item>
      </text:list>
      <text:p text:style-name="P1">T2 switch</text:p>
      <text:list xml:id="list4269777331" text:style-name="L4">
        <text:list-item>
          <text:p text:style-name="P9">F: --</text:p>
        </text:list-item>
      </text:list>
      <text:p text:style-name="P1">T3 switch</text:p>
      <text:list xml:id="list3072656560" text:style-name="L5">
        <text:list-item>
          <text:p text:style-name="P11">F: --</text:p>
        </text:list-item>
      </text:list>
      <text:p text:style-name="P1">T4 switch</text:p>
      <text:list xml:id="list461296219" text:style-name="L6">
        <text:list-item>
          <text:p text:style-name="P12">F: --</text:p>
        </text:list-item>
      </text:list>
      <text:p text:style-name="P3">Lighted Buttons</text:p>
      <text:list xml:id="list1454358153" text:style-name="L7">
        <text:list-item>
          <text:p text:style-name="P19"><text:span text:style-name="T6">B1</text:span><text:span text:style-name="T7">: </text:span><text:span text:style-name="T12">--<text:tab/><text:tab/><text:tab/></text:span><text:span text:style-name="T7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xml:id="list3254302789" text:style-name="L8">
        <text:list-item>
          <text:p text:style-name="P20"><text:span text:style-name="T6">B4: </text:span><text:span text:style-name="T12">--<text:tab/><text:tab/><text:tab/></text:span><text:span text:style-name="T11"><text:tab/></text:span><text:span text:style-name="T6">B5: --<text:tab/><text:tab/><text:tab/></text:span><text:span text:style-name="T11"><text:tab/></text:span><text:span text:style-name="T6"><text:tab/>B6: </text:span><text:span text:style-name="T9">--</text:span></text:p>
        </text:list-item>
      </text:list>
      <text:p text:style-name="P5"><text:span text:style-name="T15">T5 switch -- </text:span><text:span text:style-name="T16">Landing </text:span><text:span text:style-name="T15">Gear</text:span></text:p>
      <text:list xml:id="list145372784" text:style-name="L9">
        <text:list-item>
          <text:p text:style-name="P21"><text:span text:style-name="T7">U: </text:span><text:span text:style-name="T10">Landing </text:span><text:span text:style-name="T7">Gear </text:span><text:span text:style-name="T14">lever </text:span><text:span text:style-name="T7">up/</text:span><text:span text:style-name="T14">neutral toggle</text:span></text:p>
        </text:list-item>
        <text:list-item>
          <text:p text:style-name="P15">D: Landing Gear lever down</text:p>
        </text:list-item>
      </text:list>
      <text:p text:style-name="P1">T6 switch -- Flaps</text:p>
      <text:list xml:id="list3420493156" text:style-name="L10">
        <text:list-item>
          <text:p text:style-name="P22"><text:span text:style-name="T7">U/D: </text:span><text:span text:style-name="T11">Flaps</text:span><text:span text:style-name="T14"> lever</text:span><text:span text:style-name="T11"> </text:span><text:span text:style-name="T12">up/down</text:span><text:span text:style-name="T13"> </text:span><text:span text:style-name="T14">(4 positions: Up, Neutral, 20 deg, 55 deg)</text:span></text:p>
        </text:list-item>
      </text:list>
      <text:p text:style-name="P1">T7 switch -- Canopy</text:p>
      <text:list xml:id="list2723734637" text:style-name="L11">
        <text:list-item>
          <text:p text:style-name="P10">U: Canopy <text:span text:style-name="T19">open/close </text:span><text:span text:style-name="T21">(must be depressurized to open)</text:span></text:p>
        </text:list-item>
      </text:list>
      <text:p text:style-name="P1">E1 dial -- <text:span text:style-name="T1">Kneeboard</text:span></text:p>
      <text:list xml:id="list430852331" text:style-name="L12">
        <text:list-item>
          <text:p text:style-name="P13">P: Kneeboard toggle</text:p>
        </text:list-item>
        <text:list-item>
          <text:p text:style-name="P23"><text:span text:style-name="T5">L/R</text:span><text:span text:style-name="T6">: Flip pages</text:span></text:p>
        </text:list-item>
      </text:list>
      <text:p text:style-name="P1">E2 dial -- <text:span text:style-name="T20">no </text:span><text:span text:style-name="T1">NVGs</text:span></text:p>
      <text:list xml:id="list428942185"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51:35.460000000</dc:date>
    <meta:editing-duration>PT3H29M27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1" meta:word-count="132" meta:character-count="628" meta:non-whitespace-character-count="527"/>
  </office:meta>
</office:document-meta>
</file>